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1C5F5F18C9B9364321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Raleway" svg:font-family="Raleway" style:font-family-generic="roman" style:font-pitch="variable"/>
    <style:font-face style:name="Raleway Thin" svg:font-family="'Raleway Thin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aleway1" svg:font-family="Raleway" style:font-family-generic="system" style:font-pitch="variable"/>
    <style:font-face style:name="Raleway Thin1" svg:font-family="'Raleway Thin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3.0938in"/>
    </style:style>
    <style:style style:name="Table1.B" style:family="table-column">
      <style:table-column-properties style:column-width="3.1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.5pt solid #d9d9d9"/>
    </style:style>
    <style:style style:name="Table1.4" style:family="table-row">
      <style:table-row-properties style:min-row-height="0.3472in" fo:keep-together="auto"/>
    </style:style>
    <style:style style:name="Table2" style:family="table">
      <style:table-properties style:width="6.9375in" fo:margin-left="-0.191in" fo:margin-top="0in" fo:margin-bottom="0in" table:align="left"/>
    </style:style>
    <style:style style:name="Table2.A" style:family="table-column">
      <style:table-column-properties style:column-width="1.4in"/>
    </style:style>
    <style:style style:name="Table2.B" style:family="table-column">
      <style:table-column-properties style:column-width="1.2229in"/>
    </style:style>
    <style:style style:name="Table2.C" style:family="table-column">
      <style:table-column-properties style:column-width="1.2222in"/>
    </style:style>
    <style:style style:name="Table2.D" style:family="table-column">
      <style:table-column-properties style:column-width="1.5465in"/>
    </style:style>
    <style:style style:name="Table2.E" style:family="table-column">
      <style:table-column-properties style:column-width="1.5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.5pt solid #d9d9d9"/>
    </style:style>
    <style:style style:name="Table3" style:family="table">
      <style:table-properties style:width="6.4063in" fo:margin-left="0in" fo:margin-top="0in" fo:margin-bottom="0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1.2597in"/>
    </style:style>
    <style:style style:name="Table3.C" style:family="table-column">
      <style:table-column-properties style:column-width="1.2604in"/>
    </style:style>
    <style:style style:name="Table3.D" style:family="table-column">
      <style:table-column-properties style:column-width="1.2708in"/>
    </style:style>
    <style:style style:name="Table3.E" style:family="table-column">
      <style:table-column-properties style:column-width="1.38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.5pt solid #d9d9d9"/>
    </style:style>
    <style:style style:name="Table4" style:family="table">
      <style:table-properties style:width="5.8438in" fo:margin-left="0in" fo:margin-top="0in" fo:margin-bottom="0in" table:align="left"/>
    </style:style>
    <style:style style:name="Table4.A" style:family="table-column">
      <style:table-column-properties style:column-width="1.2285in"/>
    </style:style>
    <style:style style:name="Table4.B" style:family="table-column">
      <style:table-column-properties style:column-width="1.2292in"/>
    </style:style>
    <style:style style:name="Table4.C" style:family="table-column">
      <style:table-column-properties style:column-width="1.2604in"/>
    </style:style>
    <style:style style:name="Table4.D" style:family="table-column">
      <style:table-column-properties style:column-width="2.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.5pt solid #d9d9d9"/>
    </style:style>
    <style:style style:name="Table5" style:family="table">
      <style:table-properties style:width="5.3333in" fo:margin-left="0in" fo:margin-top="0in" fo:margin-bottom="0in" table:align="left"/>
    </style:style>
    <style:style style:name="Table5.A" style:family="table-column">
      <style:table-column-properties style:column-width="1.2292in"/>
    </style:style>
    <style:style style:name="Table5.C" style:family="table-column">
      <style:table-column-properties style:column-width="1.4375in"/>
    </style:style>
    <style:style style:name="Table5.D" style:family="table-column">
      <style:table-column-properties style:column-width="1.43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.5pt solid #d9d9d9"/>
    </style:style>
    <style:style style:name="Table6" style:family="table">
      <style:table-properties style:width="3.5104in" fo:margin-left="1.2569in" fo:margin-top="0in" fo:margin-bottom="0in" table:align="left"/>
    </style:style>
    <style:style style:name="Table6.A" style:family="table-column">
      <style:table-column-properties style:column-width="1.8014in"/>
    </style:style>
    <style:style style:name="Table6.B" style:family="table-column">
      <style:table-column-properties style:column-width="1.708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.5pt solid #d9d9d9"/>
    </style:style>
    <style:style style:name="Table7" style:family="table">
      <style:table-properties style:width="6.4167in" fo:margin-left="0.1528in" fo:margin-top="0in" fo:margin-bottom="0in" table:align="left"/>
    </style:style>
    <style:style style:name="Table7.A" style:family="table-column">
      <style:table-column-properties style:column-width="2.9056in"/>
    </style:style>
    <style:style style:name="Table7.B" style:family="table-column">
      <style:table-column-properties style:column-width="3.510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.5pt solid #d9d9d9"/>
    </style:style>
    <style:style style:name="P1" style:family="paragraph" style:parent-style-name="Standard">
      <style:paragraph-properties fo:line-height="115%" fo:text-align="start" style:justify-single-word="false"/>
      <style:text-properties style:font-name="Roboto" style:font-name-asian="Roboto1" style:font-name-complex="Roboto1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00%" fo:text-align="start" style:justify-single-word="false" fo:orphans="0" fo:widows="0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margin-top="0.0693in" fo:margin-bottom="0.0693in" loext:contextual-spacing="false" fo:line-height="100%"/>
    </style:style>
    <style:style style:name="P10" style:family="paragraph" style:parent-style-name="Standard" style:list-style-name="WWNum2">
      <style:paragraph-properties fo:margin-left="0.5in" fo:margin-right="0in" fo:line-height="115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0693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0693in" loext:contextual-spacing="false" fo:line-height="100%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Lato" fo:font-size="12pt" style:font-name-asian="Lato1" style:font-size-asian="12pt" style:font-name-complex="Lato1" style:font-size-complex="12pt"/>
    </style:style>
    <style:style style:name="P15" style:family="paragraph" style:parent-style-name="Standard">
      <style:paragraph-properties fo:margin-top="0in" fo:margin-bottom="0in" loext:contextual-spacing="false" fo:line-height="115%"/>
    </style:style>
    <style:style style:name="P16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7" style:family="paragraph" style:parent-style-name="Standard">
      <style:paragraph-properties fo:margin-left="0in" fo:margin-right="0.011in" fo:line-height="150%" fo:text-align="center" style:justify-single-word="false" fo:text-indent="0in" style:auto-text-indent="false"/>
    </style:style>
    <style:style style:name="P18" style:family="paragraph" style:parent-style-name="Heading_20_3">
      <style:paragraph-properties fo:margin-top="0.0693in" fo:margin-bottom="0.0693in" loext:contextual-spacing="false" fo:line-height="150%"/>
    </style:style>
    <style:style style:name="P19" style:family="paragraph" style:parent-style-name="Heading_20_2">
      <style:paragraph-properties fo:margin-top="0.0693in" fo:margin-bottom="0.0693in" loext:contextual-spacing="false" fo:line-height="150%"/>
    </style:style>
    <style:style style:name="P20" style:family="paragraph" style:parent-style-name="Title" style:master-page-name="First_20_Page">
      <style:paragraph-properties fo:margin-top="0in" fo:margin-bottom="0in" loext:contextual-spacing="false" fo:line-height="100%" fo:text-align="center" style:justify-single-word="false" style:page-number="1"/>
    </style:style>
    <style:style style:name="P21" style:family="paragraph" style:parent-style-name="Subtitle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ubtitle">
      <style:paragraph-properties fo:margin-top="0in" fo:margin-bottom="0.222in" loext:contextual-spacing="false" fo:line-height="115%"/>
    </style:style>
    <style:style style:name="P23" style:family="paragraph">
      <style:paragraph-properties fo:margin-top="0in" fo:margin-bottom="0in" fo:line-height="100%" fo:text-align="start"/>
    </style:style>
    <style:style style:name="P24" style:family="paragraph">
      <loext:graphic-properties draw:fill="none"/>
      <style:paragraph-properties fo:margin-top="0in" fo:margin-bottom="0in" fo:line-height="100%" fo:text-align="star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="solid" draw:fill-color="#ffffff"/>
      <style:paragraph-properties fo:margin-top="0in" fo:margin-bottom="0in" fo:line-height="100%" fo:text-align="start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999999" style:font-name="Roboto" fo:font-size="8pt" style:font-name-asian="Roboto1" style:font-size-asian="8pt" style:font-name-complex="Roboto1" style:font-size-complex="8pt"/>
    </style:style>
    <style:style style:name="T7" style:family="text">
      <style:text-properties fo:color="#999999" style:font-name="Roboto" fo:font-size="6pt" style:font-name-asian="Roboto1" style:font-size-asian="6pt" style:font-name-complex="Roboto1" style:font-size-complex="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417in" fo:min-width="1.1189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417in" fo:min-width="1.118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6835in" fo:min-width="1.7654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6835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862in" fo:min-width="0.5965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2673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3618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929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4.3654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866in" fo:min-width="0.5965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937in" fo:min-width="0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3626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in" fo:min-width="0.198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in" fo:min-width="0.2472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in" fo:min-width="0.2866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m1wqsfyjserh"/>PLANEJAMENTO DO PROJETO </text:p>
      <text:p text:style-name="P21"><text:bookmark text:name="_6suv2q3451wi"/>Nome do Cliente</text:p>
      <text:p text:style-name="P1"/>
      <text:p text:style-name="P19"><text:bookmark text:name="_6lo0xl3ikzky"/><text:span text:style-name="T1">1.1 Objetivos de Negócio:</text:span></text:p>
      <text:p text:style-name="P3"/>
      <text:p text:style-name="P18"><text:bookmark text:name="_gq133ei7qivo"/><text:span text:style-name="T1">1.1.1 BACKGROUND:</text:span></text:p>
      <text:p text:style-name="P4"/>
      <text:p text:style-name="P4"><text:span text:style-name="T2"><text:s/></text:span>(Incluir o background da empresa, histórica, faturamento médio, número de lojas, etc.)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2">Fundação da Empresa: </text:span></text:p>
          </table:table-cell>
          <table:table-cell table:style-name="Table1.A1" office:value-type="string">
            <text:p text:style-name="P6">xx/xx/xxxx</text:p>
          </table:table-cell>
        </table:table-row>
        <table:table-row table:style-name="Table1.1">
          <table:table-cell table:style-name="Table1.A1" office:value-type="string">
            <text:p text:style-name="P6"><text:span text:style-name="T2">Faturamento Médio: (anual)</text:span></text:p>
          </table:table-cell>
          <table:table-cell table:style-name="Table1.A1" office:value-type="string">
            <text:p text:style-name="P6">xx Milhões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úmero de Lojas/Filiais:</text:span></text:p>
          </table:table-cell>
          <table:table-cell table:style-name="Table1.A1" office:value-type="string">
            <text:p text:style-name="P6">xx Lojas</text:p>
          </table:table-cell>
        </table:table-row>
        <table:table-row table:style-name="Table1.4">
          <table:table-cell table:style-name="Table1.A1" office:value-type="string">
            <text:p text:style-name="P6"><text:span text:style-name="T2">Número de Funcionários: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2">Principais Produtos</text:span></text:p>
          </table:table-cell>
          <table:table-cell table:style-name="Table1.A1" office:value-type="string">
            <text:p text:style-name="P6">Produto A</text:p>
            <text:p text:style-name="P6">Produto B</text:p>
            <text:p text:style-name="P6">Produto C</text:p>
          </table:table-cell>
        </table:table-row>
        <table:table-row table:style-name="Table1.1">
          <table:table-cell table:style-name="Table1.A1" office:value-type="string">
            <text:p text:style-name="P6"><text:span text:style-name="T2">Diferenciais: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2">Dificuldades:</text:span></text:p>
          </table:table-cell>
          <table:table-cell table:style-name="Table1.A1" office:value-type="string">
            <text:p text:style-name="P6"/>
          </table:table-cell>
        </table:table-row>
      </table:table>
      <text:p text:style-name="P4"/>
      <text:p text:style-name="P4"/>
      <text:p text:style-name="P4"/>
      <text:p text:style-name="P4"/>
      <text:p text:style-name="P18"><text:bookmark text:name="_vx4zskbaqaax"/><text:soft-page-break/><text:span text:style-name="T1">1.1.2 EXPECTATIVAS DO CLIENTE:</text:span></text:p>
      <text:p text:style-name="P4"><text:s/></text:p>
      <text:p text:style-name="P4">(Incluir aqui as expectativas do cliente quanto às entregas do projeto, mudanças de comportamento da empresa, etc.) </text:p>
      <text:p text:style-name="P4"><text:span text:style-name="T2">A mesma atividade deverá ser feita ao final do projeto para avaliação do desempenho</text:span>)</text:p>
      <text:p text:style-name="P4"/>
      <text:p text:style-name="P4"/>
      <text:p text:style-name="P4"/>
      <text:p text:style-name="P18"><text:bookmark text:name="_z404gyxubsoi"/><text:span text:style-name="T1">1.1.3 OBJETIVOS DE NEGÓCIO PRINCIPAIS:</text:span></text:p>
      <text:p text:style-name="P3"/>
      <text:p text:style-name="P4">(Descreva o objetivo principal de negócio na forma mais específica possível. Também descreve possíveis objetivos secundários que possam ser abordados durante a execução. <text:s/>Por exemplo, um objetivo principal de negócio pode ser <text:span text:style-name="T3">Prever quando um cliente está próximo de deixar a empresa. </text:span>Já um objetivo secundário pode ser <text:span text:style-name="T3">Qual é o impacto de emails regulares de Customer Sucess na redução do Churn?</text:span>)</text:p>
      <text:p text:style-name="P3"/>
      <text:p text:style-name="P4"/>
      <text:p text:style-name="P4">OBS: Cuidado com objetivos ou benefícios irrealistas.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<text:span text:style-name="T2">Objetivos de Negócio</text:span></text:p>
          </table:table-cell>
          <table:table-cell table:style-name="Table2.A1" office:value-type="string">
            <text:p text:style-name="P6"><text:span text:style-name="T2">Área Afetada</text:span></text:p>
          </table:table-cell>
          <table:table-cell table:style-name="Table2.A1" office:value-type="string">
            <text:p text:style-name="P6"><text:span text:style-name="T2">Como é resolvido hoje?</text:span></text:p>
          </table:table-cell>
          <table:table-cell table:style-name="Table2.A1" office:value-type="string">
            <text:p text:style-name="P6"><text:span text:style-name="T2">Benefício Esperado (meta)</text:span></text:p>
          </table:table-cell>
          <table:table-cell table:style-name="Table2.A1" office:value-type="string">
            <text:p text:style-name="P6"><text:span text:style-name="T2">Avaliador da Meta</text:span></text:p>
          </table:table-cell>
        </table:table-row>
        <table:table-row table:style-name="Table2.1">
          <table:table-cell table:style-name="Table2.A1" office:value-type="string">
            <text:p text:style-name="P6">(Prever qual é a probabilidade de um cliente se tornar um Churn nos próximos 3 meses)</text:p>
          </table:table-cell>
          <table:table-cell table:style-name="Table2.A1" office:value-type="string">
            <text:p text:style-name="P7">Vendas</text:p>
          </table:table-cell>
          <table:table-cell table:style-name="Table2.A1" office:value-type="string">
            <text:p text:style-name="P6">Equipe de pós-vendas entra em contato após o Churn</text:p>
          </table:table-cell>
          <table:table-cell table:style-name="Table2.A1" office:value-type="string">
            <text:p text:style-name="P6">Redução em 10% do Churn Médio</text:p>
          </table:table-cell>
          <table:table-cell table:style-name="Table2.A1" office:value-type="string">
            <text:p text:style-name="P6">CEO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4"><text:span text:style-name="T3">(Qual é o impacto de emails regulares de Customer Sucess na redução do Churn?)</text:span></text:p>
          </table:table-cell>
          <table:table-cell table:style-name="Table2.A1" office:value-type="string">
            <text:p text:style-name="P7">CS</text:p>
          </table:table-cell>
          <table:table-cell table:style-name="Table2.A1" office:value-type="string">
            <text:p text:style-name="P6">Emails são enviados 1x por mês</text:p>
          </table:table-cell>
          <table:table-cell table:style-name="Table2.A1" office:value-type="string">
            <text:p text:style-name="P6">ROI de X% nas campanhas de Email de CS</text:p>
          </table:table-cell>
          <table:table-cell table:style-name="Table2.A1" office:value-type="string">
            <text:p text:style-name="P6">Gerente de Marketing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4"><text:soft-page-break/></text:p>
      <text:p text:style-name="P4"/>
      <text:p text:style-name="P4"/>
      <text:p text:style-name="P19"><text:bookmark text:name="_3a70e76i0nzn"/><text:span text:style-name="T1">1.2 Análise da Situação:</text:span></text:p>
      <text:p text:style-name="P4"/>
      <text:p text:style-name="P18"><text:bookmark text:name="_wxdmtlp768ux"/><text:span text:style-name="T1">1.2.1 ESTRUTURA ADMINISTRATIVA</text:span></text:p>
      <text:p text:style-name="P4"/>
      <text:p text:style-name="P4">(Descreva a estrutura administrativa atual da empresa, hierarquias, tomadores de decisão, etc. Importante para identificar possíveis apoiadores/riscos ao projeto)</text:p>
      <text:p text:style-name="P4"/>
      <text:p text:style-name="P4"/>
      <text:p text:style-name="P4"><draw:g text:anchor-type="as-char" draw:z-index="1" draw:style-name="gr1"><draw:custom-shape draw:name="Shape 2" draw:style-name="gr2" draw:text-style-name="P24" svg:width="1.3185in" svg:height="0.6413in" svg:x="1.9661in" svg:y="0in"><text:p text:style-name="P23"><text:span text:style-name="T8">CEO</text:span></text:p><text:p text:style-name="P23"><text:span text:style-name="T9">João Caetano (patrocinador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5" draw:style-name="gr3" draw:text-style-name="P24" svg:width="1.3177in" svg:height="0.6413in" svg:x="0in" svg:y="1.5256in"><text:p text:style-name="P23"><text:span text:style-name="T8">Diretor TI</text:span></text:p><text:p text:style-name="P23"><text:span text:style-name="T9">Robson Fulan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6" draw:style-name="gr2" draw:text-style-name="P24" svg:width="1.3185in" svg:height="0.6413in" svg:x="1.9661in" svg:y="1.5256in"><text:p text:style-name="P23"><text:span text:style-name="T8">Diretor Comercial</text:span></text:p><text:p text:style-name="P23"><text:span text:style-name="T9">José da Sil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7" draw:style-name="gr3" draw:text-style-name="P24" svg:width="1.3177in" svg:height="0.6413in" svg:x="3.9327in" svg:y="1.5256in"><text:p text:style-name="P23"><text:span text:style-name="T8">Diretor Operacional</text:span></text:p><text:p text:style-name="P23"><text:span text:style-name="T9">Carlos Pin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5" svg:width="1.9657in" svg:height="0.8835in" svg:x="0.6591in" svg:y="0.6417in"><text:p/><draw:enhanced-geometry draw:mirror-horizontal="true" draw:mirror-vertical="false" svg:viewBox="0 0 21600 21600" draw:type="mso-spt32" draw:enhanced-path="M 0 0 L 21600 21600 N"/></draw:custom-shape><draw:custom-shape draw:style-name="gr5" draw:text-style-name="P25" svg:width="0.0012in" svg:height="0.8835in" svg:x="2.6256in" svg:y="0.6417in"><text:p/><draw:enhanced-geometry draw:mirror-horizontal="false" draw:mirror-vertical="false" svg:viewBox="0 0 21600 21600" draw:type="mso-spt32" draw:enhanced-path="M 0 0 L 21600 21600 N"/></draw:custom-shape><draw:custom-shape draw:style-name="gr4" draw:text-style-name="P25" svg:width="1.9657in" svg:height="0.8835in" svg:x="2.6256in" svg:y="0.6417in"><text:p/><draw:enhanced-geometry draw:mirror-horizontal="false" draw:mirror-vertical="false" svg:viewBox="0 0 21600 21600" draw:type="mso-spt32" draw:enhanced-path="M 0 0 L 21600 21600 N"/></draw:custom-shape></draw:g></text:p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18"><text:bookmark text:name="_cj8sfyx03w05"/><text:span text:style-name="T1">1.2.2 RECURSOS HUMANOS DISPONÍVEIS</text:span></text:p>
      <text:p text:style-name="P4"/>
      <text:p text:style-name="P4">(Descreva qual a disponibilidade de pessoal para o projeto (estagiários, TI, analistas etc.) e qual a forma de contato entre eles e a Indicium. Informe também possíveis profissionais externos necessários para o projeto e sua disponibilidade <text:s/>)</text:p>
      <text:p text:style-name="P4"><text:soft-page-break/></text:p>
      <text:p text:style-name="P4">Obs: Informe qual o tipo de contato preferencial.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<text:span text:style-name="T2">Cargo</text:span></text:p>
          </table:table-cell>
          <table:table-cell table:style-name="Table3.A1" office:value-type="string">
            <text:p text:style-name="P6"><text:span text:style-name="T2">Nome</text:span></text:p>
          </table:table-cell>
          <table:table-cell table:style-name="Table3.A1" office:value-type="string">
            <text:p text:style-name="P6"><text:span text:style-name="T2">Email</text:span></text:p>
          </table:table-cell>
          <table:table-cell table:style-name="Table3.A1" office:value-type="string">
            <text:p text:style-name="P6"><text:span text:style-name="T2">Telefone</text:span></text:p>
          </table:table-cell>
          <table:table-cell table:style-name="Table3.A1" office:value-type="string">
            <text:p text:style-name="P6"><text:span text:style-name="T2">Disponibilidade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Gerente de TI</text:span></text:p>
          </table:table-cell>
          <table:table-cell table:style-name="Table3.A1" office:value-type="string">
            <text:p text:style-name="P6">Robson Fulano</text:p>
          </table:table-cell>
          <table:table-cell table:style-name="Table3.A1" office:value-type="string">
            <text:p text:style-name="P6"><text:a xlink:type="simple" xlink:href="mailto:robson@empresa.com.br" text:style-name="ListLabel_20_19" text:visited-style-name="ListLabel_20_19"><text:span text:style-name="T4">robson@empresa.com.br</text:span></text:a> (preferencial)</text:p>
          </table:table-cell>
          <table:table-cell table:style-name="Table3.A1" office:value-type="string">
            <text:p text:style-name="P6">(xx) 2222-2222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2">Adm. do Banco de Dados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2">Estagiário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<text:span text:style-name="T2">Cientista de Dados</text:span></text:p>
          </table:table-cell>
          <table:table-cell table:style-name="Table3.A1" office:value-type="string">
            <text:p text:style-name="P6">xxx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Mín. 2 Semanas</text:p>
          </table:table-cell>
        </table:table-row>
      </table:table>
      <text:p text:style-name="P9"/>
      <text:p text:style-name="P18"><text:bookmark text:name="_asv4mqc4i7ia"/>1.2.3 SOFTWARES UTILIZADOS:</text:p>
      <text:p text:style-name="P4">(Descreva quais os softwares de gestão utilizados pela empresa que tenham relação com o projeto. Se houver necessidade de algum software específico de análise de dados, também mencionar.)</text:p>
      <text:p text:style-name="P4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<text:span text:style-name="T2">Área</text:span></text:p>
          </table:table-cell>
          <table:table-cell table:style-name="Table4.A1" office:value-type="string">
            <text:p text:style-name="P7"><text:span text:style-name="T2">Sistema</text:span></text:p>
          </table:table-cell>
          <table:table-cell table:style-name="Table4.A1" office:value-type="string">
            <text:p text:style-name="P7"><text:span text:style-name="T2">Software</text:span></text:p>
          </table:table-cell>
          <table:table-cell table:style-name="Table4.A1" office:value-type="string">
            <text:p text:style-name="P7"><text:span text:style-name="T2">Tipo de Aplicação</text:span></text:p>
          </table:table-cell>
        </table:table-row>
        <table:table-row table:style-name="Table4.1">
          <table:table-cell table:style-name="Table4.A1" office:value-type="string">
            <text:p text:style-name="P7">Comercial</text:p>
          </table:table-cell>
          <table:table-cell table:style-name="Table4.A1" office:value-type="string">
            <text:p text:style-name="P7">CRM</text:p>
          </table:table-cell>
          <table:table-cell table:style-name="Table4.A1" office:value-type="string">
            <text:p text:style-name="P7">Pipedrive</text:p>
          </table:table-cell>
          <table:table-cell table:style-name="Table4.A1" office:value-type="string">
            <text:p text:style-name="P7">SaaS</text:p>
          </table:table-cell>
        </table:table-row>
        <table:table-row table:style-name="Table4.1">
          <table:table-cell table:style-name="Table4.A1" office:value-type="string">
            <text:p text:style-name="P7">Gestão</text:p>
          </table:table-cell>
          <table:table-cell table:style-name="Table4.A1" office:value-type="string">
            <text:p text:style-name="P7">ERP</text:p>
          </table:table-cell>
          <table:table-cell table:style-name="Table4.A1" office:value-type="string">
            <text:p text:style-name="P7">SAP</text:p>
          </table:table-cell>
          <table:table-cell table:style-name="Table4.A1" office:value-type="string">
            <text:p text:style-name="P7">Sob Demanda</text:p>
          </table:table-cell>
        </table:table-row>
        <table:table-row table:style-name="Table4.1">
          <table:table-cell table:style-name="Table4.A1" office:value-type="string">
            <text:p text:style-name="P7">Dados</text:p>
          </table:table-cell>
          <table:table-cell table:style-name="Table4.A1" office:value-type="string">
            <text:p text:style-name="P7">Planilha</text:p>
          </table:table-cell>
          <table:table-cell table:style-name="Table4.A1" office:value-type="string">
            <text:p text:style-name="P7">Ms Excel</text:p>
          </table:table-cell>
          <table:table-cell table:style-name="Table4.A1" office:value-type="string">
            <text:p text:style-name="P7">Prateleira</text:p>
          </table:table-cell>
        </table:table-row>
        <table:table-row table:style-name="Table4.1">
          <table:table-cell table:style-name="Table4.A1" office:value-type="string">
            <text:p text:style-name="P7">Dados</text:p>
          </table:table-cell>
          <table:table-cell table:style-name="Table4.A1" office:value-type="string">
            <text:p text:style-name="P7">Análise</text:p>
          </table:table-cell>
          <table:table-cell table:style-name="Table4.A1" office:value-type="string">
            <text:p text:style-name="P7">Tableau</text:p>
          </table:table-cell>
          <table:table-cell table:style-name="Table4.A1" office:value-type="string">
            <text:p text:style-name="P7">Prateleira</text:p>
          </table:table-cell>
        </table:table-row>
      </table:table>
      <text:p text:style-name="P4"/>
      <text:p text:style-name="P4"/>
      <text:p text:style-name="P18"><text:bookmark text:name="_i8ryoj70op5b"/>1.2.4 FONTE DE DADOS E CONHECIMENTO</text:p>
      <text:p text:style-name="P4"><text:soft-page-break/></text:p>
      <text:p text:style-name="P4">(Descreva preliminarmente como é feito o armazenamento e gestão dos dados da empresa. Como é armazenado o cadastro de clientes, leads, etc. Identifique que tipo de conhecimento técnico será necessário e possíveis fontes de conhecimento. Ex: Um estatístico especialista em análise semântica. )</text:p>
      <text:p text:style-name="P4"/>
      <text:p text:style-name="P5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<text:span text:style-name="T2">Área</text:span></text:p>
          </table:table-cell>
          <table:table-cell table:style-name="Table5.A1" office:value-type="string">
            <text:p text:style-name="P7"><text:span text:style-name="T2">Dados</text:span></text:p>
          </table:table-cell>
          <table:table-cell table:style-name="Table5.A1" office:value-type="string">
            <text:p text:style-name="P7"><text:span text:style-name="T2">Armazenado</text:span></text:p>
          </table:table-cell>
          <table:table-cell table:style-name="Table5.A1" office:value-type="string">
            <text:p text:style-name="P7"><text:span text:style-name="T2">Base de Dados</text:span></text:p>
          </table:table-cell>
        </table:table-row>
        <table:table-row table:style-name="Table5.1">
          <table:table-cell table:style-name="Table5.A1" office:value-type="string">
            <text:p text:style-name="P7">Comercial</text:p>
          </table:table-cell>
          <table:table-cell table:style-name="Table5.A1" office:value-type="string">
            <text:p text:style-name="P7">Cadastro de Clientes</text:p>
          </table:table-cell>
          <table:table-cell table:style-name="Table5.A1" office:value-type="string">
            <text:p text:style-name="P7">Planilha</text:p>
          </table:table-cell>
          <table:table-cell table:style-name="Table5.A1" office:value-type="string">
            <text:p text:style-name="P7">Excel</text:p>
          </table:table-cell>
        </table:table-row>
        <table:table-row table:style-name="Table5.1">
          <table:table-cell table:style-name="Table5.A1" office:value-type="string">
            <text:p text:style-name="P7">Gestão</text:p>
          </table:table-cell>
          <table:table-cell table:style-name="Table5.A1" office:value-type="string">
            <text:p text:style-name="P7">Financeiro</text:p>
          </table:table-cell>
          <table:table-cell table:style-name="Table5.A1" office:value-type="string">
            <text:p text:style-name="P7">ERP</text:p>
          </table:table-cell>
          <table:table-cell table:style-name="Table5.A1" office:value-type="string">
            <text:p text:style-name="P7">Microsoft SQL</text:p>
          </table:table-cell>
        </table:table-row>
        <table:table-row table:style-name="Table5.1">
          <table:table-cell table:style-name="Table5.A1" office:value-type="string">
            <text:p text:style-name="P7">Marketing</text:p>
          </table:table-cell>
          <table:table-cell table:style-name="Table5.A1" office:value-type="string">
            <text:p text:style-name="P7">Leads</text:p>
          </table:table-cell>
          <table:table-cell table:style-name="Table5.A1" office:value-type="string">
            <text:p text:style-name="P7">Rd Station</text:p>
          </table:table-cell>
          <table:table-cell table:style-name="Table5.A1" office:value-type="string">
            <text:p text:style-name="P7">Cloud</text:p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19"><text:bookmark text:name="_r912c466gb1w"/><text:span text:style-name="T1">1.3 Escopo do Projeto:</text:span></text:p>
      <text:p text:style-name="P9"/>
      <text:p text:style-name="P18"><text:bookmark text:name="_nnke3mdka0m0"/><text:span text:style-name="T1">1.3.1 ESCOPO DO PROJETO: </text:span></text:p>
      <text:p text:style-name="P9"><text:s text:c="2"/>(Incluir o escopo do projeto como acertado com o cliente, alterar o escopo padrão se necessário. Aqui você pode escrever etapas, sprints, necessidades que identificou no entendimento do negócio e análise da situação do cliente.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8"><text:bookmark text:name="_g2bukakpux13"/>1.3.2 <text:s/>FLUXO <text:s/>DO PROJETO: </text:p>
      <text:p text:style-name="P4">(Exemplo de fluxo de projeto)</text:p>
      <text:p text:style-name="P4"/>
      <text:p text:style-name="P4"><draw:g text:anchor-type="as-char" draw:z-index="2" draw:style-name="gr1"><draw:custom-shape draw:name="Shape 2" draw:style-name="gr6" draw:text-style-name="P24" svg:width="0.7961in" svg:height="0.3858in" svg:x="0in" svg:y="0in"><text:p text:style-name="P23"><text:span text:style-name="T8">Reunião Inicial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5" svg:width="0.4677in" svg:height="0.0059in" svg:x="0.8854in" svg:y="0.2091in"><text:p/><draw:enhanced-geometry draw:mirror-horizontal="false" draw:mirror-vertical="false" svg:viewBox="0 0 21600 21600" draw:type="mso-spt32" draw:enhanced-path="M 0 0 L 21600 21600 N"/></draw:custom-shape><draw:custom-shape draw:name="Shape 4" draw:style-name="gr6" draw:text-style-name="P24" svg:width="0.7961in" svg:height="0.3858in" svg:x="1.4925in" svg:y="0.0189in"><text:p text:style-name="P23"><text:span text:style-name="T10">Recebimento fluxo de dados</text:span></text:p><text:p text:style-name="P23"><text:span text:style-name="T10">e informações necessári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25" svg:width="0.5622in" svg:height="0.0012in" svg:x="2.3457in" svg:y="0.2091in"><text:p/><draw:enhanced-geometry draw:mirror-horizontal="false" draw:mirror-vertical="false" svg:viewBox="0 0 21600 21600" draw:type="mso-spt32" draw:enhanced-path="M 0 0 L 21600 21600 N"/></draw:custom-shape><draw:custom-shape draw:name="Shape 6" draw:style-name="gr6" draw:text-style-name="P24" svg:width="0.7961in" svg:height="0.3858in" svg:x="3.0291in" svg:y="0.0189in"><text:p text:style-name="P23"><text:span text:style-name="T8">Solicitação de Dad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25" svg:width="0.5622in" svg:height="0.0012in" svg:x="3.9591in" svg:y="0.1929in"><text:p/><draw:enhanced-geometry draw:mirror-horizontal="false" draw:mirror-vertical="false" svg:viewBox="0 0 21600 21600" draw:type="mso-spt32" draw:enhanced-path="M 0 0 L 21600 21600 N"/></draw:custom-shape><draw:custom-shape draw:name="Shape 8" draw:style-name="gr6" draw:text-style-name="P24" svg:width="0.7961in" svg:height="0.3858in" svg:x="4.622in" svg:y="0.0189in"><text:p text:style-name="P23"><text:span text:style-name="T8">Análise de dados prelimina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25" svg:width="0.0012in" svg:height="0.4933in" svg:x="5.0209in" svg:y="0.4047in"><text:p/><draw:enhanced-geometry draw:mirror-horizontal="false" draw:mirror-vertical="false" svg:viewBox="0 0 21600 21600" draw:type="mso-spt32" draw:enhanced-path="M 0 0 L 21600 21600 N"/></draw:custom-shape><draw:custom-shape draw:style-name="gr10" draw:text-style-name="P25" svg:width="4.5657in" svg:height="0.0059in" svg:x="0.4602in" svg:y="0.9173in"><text:p/><draw:enhanced-geometry draw:mirror-horizontal="true" draw:mirror-vertical="false" svg:viewBox="0 0 21600 21600" draw:type="mso-spt32" draw:enhanced-path="M 0 0 L 21600 21600 N"/></draw:custom-shape><draw:custom-shape draw:name="Shape 11" draw:style-name="gr11" draw:text-style-name="P24" svg:width="0.7961in" svg:height="0.3862in" svg:x="0.0445in" svg:y="1.2252in"><text:p text:style-name="P23"><text:span text:style-name="T8">Reunião 02 </text:span></text:p><text:p text:style-name="P23"><text:span text:style-name="T8">Solicitações 0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25" svg:width="0.0012in" svg:height="0.2941in" svg:x="0.4425in" svg:y="0.9307in"><text:p/><draw:enhanced-geometry draw:mirror-horizontal="false" draw:mirror-vertical="false" svg:viewBox="0 0 21600 21600" draw:type="mso-spt32" draw:enhanced-path="M 0 0 L 21600 21600 N"/></draw:custom-shape><draw:custom-shape draw:style-name="gr8" draw:text-style-name="P25" svg:width="0.5622in" svg:height="0.0012in" svg:x="0.9299in" svg:y="1.411in"><text:p/><draw:enhanced-geometry draw:mirror-horizontal="false" draw:mirror-vertical="false" svg:viewBox="0 0 21600 21600" draw:type="mso-spt32" draw:enhanced-path="M 0 0 L 21600 21600 N"/></draw:custom-shape><draw:custom-shape draw:name="Shape 14" draw:style-name="gr11" draw:text-style-name="P24" svg:width="0.7961in" svg:height="0.3862in" svg:x="1.5807in" svg:y="1.2252in"><text:p text:style-name="P23"><text:span text:style-name="T8">Análise de dad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25" svg:width="0.563in" svg:height="0.0012in" svg:x="2.548in" svg:y="1.411in"><text:p/><draw:enhanced-geometry draw:mirror-horizontal="false" draw:mirror-vertical="false" svg:viewBox="0 0 21600 21600" draw:type="mso-spt32" draw:enhanced-path="M 0 0 L 21600 21600 N"/></draw:custom-shape><draw:custom-shape draw:name="Shape 16" draw:style-name="gr11" draw:text-style-name="P24" svg:width="0.7961in" svg:height="0.3862in" svg:x="3.2819in" svg:y="1.2181in"><text:p text:style-name="P23"><text:span text:style-name="T8">Segmentaçã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25" svg:width="0.5622in" svg:height="0.0012in" svg:x="4.2492in" svg:y="1.411in"><text:p/><draw:enhanced-geometry draw:mirror-horizontal="false" draw:mirror-vertical="false" svg:viewBox="0 0 21600 21600" draw:type="mso-spt32" draw:enhanced-path="M 0 0 L 21600 21600 N"/></draw:custom-shape><draw:custom-shape draw:name="Shape 18" draw:style-name="gr11" draw:text-style-name="P24" svg:width="0.7961in" svg:height="0.3862in" svg:x="4.9134in" svg:y="1.2181in"><text:p text:style-name="P23"><text:span text:style-name="T8">Plano de açõ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25" svg:width="0.0012in" svg:height="0.4933in" svg:x="5.3118in" svg:y="1.6047in"><text:p/><draw:enhanced-geometry draw:mirror-horizontal="false" draw:mirror-vertical="false" svg:viewBox="0 0 21600 21600" draw:type="mso-spt32" draw:enhanced-path="M 0 0 L 21600 21600 N"/></draw:custom-shape><draw:custom-shape draw:style-name="gr10" draw:text-style-name="P25" svg:width="4.5657in" svg:height="0.0059in" svg:x="0.6945in" svg:y="2.0984in"><text:p/><draw:enhanced-geometry draw:mirror-horizontal="true" draw:mirror-vertical="false" svg:viewBox="0 0 21600 21600" draw:type="mso-spt32" draw:enhanced-path="M 0 0 L 21600 21600 N"/></draw:custom-shape><draw:custom-shape draw:style-name="gr12" draw:text-style-name="P25" svg:width="0.0012in" svg:height="0.2941in" svg:x="0.6953in" svg:y="2.0984in"><text:p/><draw:enhanced-geometry draw:mirror-horizontal="false" draw:mirror-vertical="false" svg:viewBox="0 0 21600 21600" draw:type="mso-spt32" draw:enhanced-path="M 0 0 L 21600 21600 N"/></draw:custom-shape><draw:custom-shape draw:name="Shape 22" draw:style-name="gr6" draw:text-style-name="P24" svg:width="0.7961in" svg:height="0.3858in" svg:x="0.2972in" svg:y="2.45in"><text:p text:style-name="P23"><text:span text:style-name="T8">Reunião 03 Detalhes finai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25" svg:width="0.5622in" svg:height="0.0012in" svg:x="1.0937in" svg:y="2.6429in"><text:p/><draw:enhanced-geometry draw:mirror-horizontal="false" draw:mirror-vertical="false" svg:viewBox="0 0 21600 21600" draw:type="mso-spt32" draw:enhanced-path="M 0 0 L 21600 21600 N"/></draw:custom-shape><draw:custom-shape draw:name="Shape 24" draw:style-name="gr6" draw:text-style-name="P24" svg:width="0.7961in" svg:height="0.3858in" svg:x="1.9161in" svg:y="2.4291in"><text:p text:style-name="P23"><text:span text:style-name="T8">Elaboração Relatório Fin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25" svg:width="0.563in" svg:height="0.0012in" svg:x="2.6965in" svg:y="2.622in"><text:p/><draw:enhanced-geometry draw:mirror-horizontal="false" draw:mirror-vertical="false" svg:viewBox="0 0 21600 21600" draw:type="mso-spt32" draw:enhanced-path="M 0 0 L 21600 21600 N"/></draw:custom-shape><draw:custom-shape draw:name="Shape 26" draw:style-name="gr6" draw:text-style-name="P24" svg:width="0.7961in" svg:height="0.3858in" svg:x="3.2882in" svg:y="2.4181in"><text:p text:style-name="P23"><text:span text:style-name="T8">Reunião Final e entrega de relatór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6" draw:text-style-name="P24" svg:width="0.7961in" svg:height="0.3858in" svg:x="4.7543in" svg:y="2.4181in"><text:p text:style-name="P23"><text:span text:style-name="T8">Etapa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8" draw:style-name="gr14" draw:text-style-name="P26" svg:width="0.5622in" svg:height="0.2087in" svg:x="1.6563in" svg:y="0.4429in"><text:p text:style-name="P23"><text:span text:style-name="T9">~5 </text:span><text:span text:style-name="T11">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9" draw:style-name="gr15" draw:text-style-name="P26" svg:width="0.6323in" svg:height="0.2087in" svg:x="5.078in" svg:y="0.4429in"><text:p text:style-name="P23"><text:span text:style-name="T9">~10 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0" draw:style-name="gr16" draw:text-style-name="P26" svg:width="0.6886in" svg:height="0.2087in" svg:x="1.6563in" svg:y="1.6528in"><text:p text:style-name="P23"><text:span text:style-name="T9">~15 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" draw:style-name="gr14" draw:text-style-name="P26" svg:width="0.5622in" svg:height="0.2087in" svg:x="3.3992in" svg:y="1.6799in"><text:p text:style-name="P23"><text:span text:style-name="T9">~3 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" draw:style-name="gr14" draw:text-style-name="P26" svg:width="0.5622in" svg:height="0.2087in" svg:x="5.3437in" svg:y="1.6799in"><text:p text:style-name="P23"><text:span text:style-name="T9">~3 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" draw:style-name="gr14" draw:text-style-name="P26" svg:width="0.5622in" svg:height="0.2087in" svg:x="2.0327in" svg:y="2.861in"><text:p text:style-name="P23"><text:span text:style-name="T9">~3 dia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8" draw:text-style-name="P25" svg:width="0.5622in" svg:height="0.0012in" svg:x="4.1382in" svg:y="2.611in"><text:p/><draw:enhanced-geometry draw:mirror-horizontal="false" draw:mirror-vertical="false" svg:viewBox="0 0 21600 21600" draw:type="mso-spt32" draw:enhanced-path="M 0 0 L 21600 21600 N"/></draw:custom-shape></draw:g></text:p>
      <text:p text:style-name="P9"/>
      <text:p text:style-name="P9"/>
      <text:p text:style-name="P18"><text:bookmark text:name="_t05pdt6wbqjq"/>1.3.3 <text:s/>ENTREGAS DO PROJETO:</text:p>
      <text:p text:style-name="P4"/>
      <text:p text:style-name="P9">(Descreve as entregas do projeto: relatórios, treinamentos, cursos, planilhas, modelagem, interfaces, etc. Você deve descrever sucitamente cada entrega e pode utilizar diagramas quando necessário.)</text:p>
      <text:p text:style-name="P4"/>
      <text:p text:style-name="P4">Ex:</text:p>
      <text:p text:style-name="P4"/>
      <text:list xml:id="list1560926603" text:style-name="WWNum2">
        <text:list-item>
          <text:p text:style-name="P10">Modelagem Conceitual do Data Warehouse</text:p>
        </text:list-item>
        <text:list-item>
          <text:p text:style-name="P10">Sugestões de Ferramentas</text:p>
        </text:list-item>
      </text:list>
      <text:p text:style-name="P4"/>
      <text:list xml:id="list70439280949734" text:continue-numbering="true" text:style-name="WWNum2">
        <text:list-item>
          <text:p text:style-name="P10"><text:soft-page-break/>Criação do Data Warehouse na nuvem</text:p>
        </text:list-item>
        <text:list-item>
          <text:p text:style-name="P10">Treinamento de utilização</text:p>
        </text:list-item>
      </text:list>
      <text:p text:style-name="P4"/>
      <text:p text:style-name="P18"><text:bookmark text:name="_mbsoa0snnphw"/>1.3.4 FERRAMENTAS SUGERIDAS:</text:p>
      <text:p text:style-name="P4"/>
      <text:p text:style-name="P9">(Descreva as ferramentas que poderemos utilizar, resumindo o custo estimado de cada ferramenta e benefícios de utilização. Você pode consultar no site de cada ferramenta, no fórum do curso,etc.)</text:p>
      <text:p text:style-name="P4">Ex:</text:p>
      <text:list xml:id="list3567371138" text:style-name="WWNum1">
        <text:list-item>
          <text:p text:style-name="P11">Extração usando Stitch</text:p>
        </text:list-item>
        <text:list-item>
          <text:p text:style-name="P12">Transformação de dados usando o Dbt</text:p>
        </text:list-item>
        <text:list-item>
          <text:p text:style-name="P12">BI usando Power BI</text:p>
        </text:list-item>
        <text:list-item>
          <text:p text:style-name="P13">Treinamento de BI</text:p>
        </text:list-item>
      </text:list>
      <text:p text:style-name="P18"><text:bookmark text:name="_zbvp08k76nr9"/>1.3.5 <text:s/>RISCOS E CONTINGÊNCIAS:</text:p>
      <text:p text:style-name="P4"><text:s/>(Descreva os principais riscos e contingências do projeto. Ex: Não disponibilidade de informação, alto prazo de execução, etc)</text:p>
      <text:p text:style-name="P4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<text:span text:style-name="T2">Risco</text:span></text:p>
          </table:table-cell>
          <table:table-cell table:style-name="Table6.A1" office:value-type="string">
            <text:p text:style-name="P6"><text:span text:style-name="T2"><text:s/>Contingência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5">Falta de recursos para o projeto</text:span></text:p>
          </table:table-cell>
          <table:table-cell table:style-name="Table6.A1" office:value-type="string">
            <text:p text:style-name="P7"><text:span text:style-name="T5">Auxiliar na venda interna aos diretores</text:span>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/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9"><text:bookmark text:name="_rzx908vf86aj"/>1.4 <text:s/>Glossário:</text:p>
      <text:p text:style-name="P4"><text:s/>(Descreva os principais termos específicos do <text:span text:style-name="T2">negócio - cliente</text:span>.)</text:p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2">Termo</text:span></text:p>
          </table:table-cell>
          <table:table-cell table:style-name="Table7.A1" office:value-type="string">
            <text:p text:style-name="P6"><text:span text:style-name="T2"><text:s/>Significado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5">Data Mining</text:span></text:p>
          </table:table-cell>
          <table:table-cell table:style-name="Table7.A1" office:value-type="string">
            <text:p text:style-name="P7"><text:span text:style-name="T5">Extração de insights de dados através de técnicas estatísticas e análise de dados</text:span></text:p>
          </table:table-cell>
        </table:table-row>
        <table:table-row table:style-name="Table7.1"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2"><text:bookmark text:name="_6h4obvj3q6vd"/></text:p>
      <text:p text:style-name="P14"/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Raleway" svg:font-family="Raleway" style:font-family-generic="roman" style:font-pitch="variable"/>
    <style:font-face style:name="Raleway Thin" svg:font-family="'Raleway Thin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aleway1" svg:font-family="Raleway" style:font-family-generic="system" style:font-pitch="variable"/>
    <style:font-face style:name="Raleway Thin1" svg:font-family="'Raleway Thin'" style:font-family-generic="system" style:font-pitch="variable"/>
    <style:font-face style:name="Roboto1" svg:font-family="Roboto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2pt" fo:language="en" fo:country="US" style:letter-kerning="false" style:font-name-asian="Lato1" style:font-size-asian="12pt" style:language-asian="zh" style:country-asian="CN" style:font-name-complex="La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2pt" fo:language="en" fo:country="US" style:letter-kerning="false" style:font-name-asian="Lato1" style:font-size-asian="12pt" style:language-asian="zh" style:country-asian="CN" style:font-name-complex="La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keep-together="always" fo:keep-with-next="always"/>
      <style:text-properties fo:color="#3098be" style:font-name="Raleway Thin" fo:font-family="'Raleway Thin'" style:font-family-generic="roman" style:font-pitch="variable" fo:font-size="20pt" style:font-name-asian="Raleway Thin1" style:font-family-asian="'Raleway Thin'" style:font-family-generic-asian="system" style:font-pitch-asian="variable" style:font-size-asian="20pt" style:font-name-complex="Raleway Thin1" style:font-family-complex="'Raleway Thin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15%" fo:keep-together="always" fo:keep-with-next="always"/>
      <style:text-properties style:font-name="Raleway" fo:font-family="Raleway" style:font-family-generic="roman" style:font-pitch="variable" fo:font-size="18pt" style:font-name-asian="Raleway1" style:font-family-asian="Raleway" style:font-family-generic-asian="system" style:font-pitch-asian="variable" style:font-size-asian="18pt" style:font-name-complex="Raleway1" style:font-family-complex="Raleway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in" loext:contextual-spacing="false" fo:line-height="115%" fo:keep-together="always" fo:keep-with-next="always"/>
      <style:text-properties style:font-name="Raleway" fo:font-family="Raleway" style:font-family-generic="roman" style:font-pitch="variable" fo:font-size="14pt" style:font-name-asian="Raleway1" style:font-family-asian="Raleway" style:font-family-generic-asian="system" style:font-pitch-asian="variable" style:font-size-asian="14pt" style:font-name-complex="Raleway1" style:font-family-complex="Raleway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15%" fo:keep-together="always" fo:keep-with-next="always"/>
      <style:text-properties fo:color="#666666" style:font-name="Raleway" fo:font-family="Raleway" style:font-family-generic="roman" style:font-pitch="variable" fo:font-size="12pt" style:font-name-asian="Raleway1" style:font-family-asian="Raleway" style:font-family-generic-asian="system" style:font-pitch-asian="variable" style:font-size-asian="12pt" style:font-name-complex="Raleway1" style:font-family-complex="Raleway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15%" fo:keep-together="always" fo:keep-with-next="always"/>
      <style:text-properties fo:color="#666666" style:font-name="Lato" fo:font-family="Lato" style:font-family-generic="roman" style:font-pitch="variable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3098be" style:font-name="Raleway" fo:font-family="Raleway" style:font-family-generic="roman" style:font-pitch="variable" fo:font-size="24pt" style:font-name-asian="Raleway1" style:font-family-asian="Raleway" style:font-family-generic-asian="system" style:font-pitch-asian="variable" style:font-size-asian="24pt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Raleway" fo:font-family="Raleway" style:font-family-generic="roman" style:font-pitch="variable" fo:font-size="15pt" style:font-name-asian="Raleway1" style:font-family-asian="Raleway" style:font-family-generic-asian="system" style:font-pitch-asian="variable" style:font-size-asian="15pt" style:font-name-complex="Raleway1" style:font-family-complex="Raleway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15%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MP4" style:family="paragraph" style:parent-style-name="Standard">
      <style:paragraph-properties fo:margin-left="0in" fo:margin-right="0.011in" fo:line-height="150%" fo:text-align="center" style:justify-single-word="false" fo:text-indent="0in" style:auto-text-indent="false"/>
    </style:style>
    <style:style style:name="MT1" style:family="text">
      <style:text-properties fo:color="#999999" style:font-name="Roboto" fo:font-size="6pt" style:font-name-asian="Roboto1" style:font-size-asian="6pt" style:font-name-complex="Roboto1" style:font-size-complex="6pt"/>
    </style:style>
    <style:style style:name="MT2" style:family="text">
      <style:text-properties fo:color="#999999" style:font-name="Roboto" fo:font-size="8pt" style:font-name-asian="Roboto1" style:font-size-asian="8pt" style:font-name-complex="Roboto1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7866in" fo:margin-bottom="0.3929in" fo:margin-left="1.1807in" fo:margin-right="1.1807in" style:writing-mode="lr-tb" style:layout-grid-color="#c0c0c0" style:layout-grid-lines="252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909in" fo:margin-left="0in" fo:margin-right="0in" fo:margin-top="0.5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3929in" fo:margin-left="1.1807in" fo:margin-right="1.1807in" style:writing-mode="lr-tb" style:layout-grid-color="#c0c0c0" style:layout-grid-lines="252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rect text:anchor-type="as-char" style:rel-width="100%" draw:z-index="10" draw:style-name="Mgr1" draw:text-style-name="MP2" svg:width="0.0012in" svg:height="0.0213in"><text:p/></draw:rect></text:p>
        <text:p text:style-name="MP3"><text:span text:style-name="MT1">Este documento é de uso exclusivo dos clientes e parceiros da Indicium Tecnologia de Dados LTDA </text:span></text:p>
        <text:p text:style-name="MP3"><text:span text:style-name="MT1">e não deve ser reproduzido ou compartilhado sem autorização expressa da Indicium. </text:span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3.png" text:anchor-type="char" svg:x="-1.2083in" svg:y="-0.4898in" svg:width="8.3362in" svg:height="1.5161in" draw:z-index="0"><draw:image xlink:href="Pictures/10000000000009C4000001C5F5F18C9B93643219.png" xlink:type="simple" xlink:show="embed" xlink:actuate="onLoad" loext:mime-type="image/png"/></draw:frame></text:p>
      </style:header>
      <style:footer>
        <text:p text:style-name="MP4"><text:bookmark text:name="_17iwdpj7uou1"/><draw:rect text:anchor-type="as-char" style:rel-width="100%" draw:z-index="11" draw:style-name="Mgr1" draw:text-style-name="MP2" svg:width="0.0012in" svg:height="0.0213in"><text:p/></draw:rect><text:span text:style-name="MT2">Este documento é de uso exclusivo dos clientes e parceiros da Indicium Tecnologia de Dados LTDA e não deve ser reproduzido ou compartilhado sem autorização expressa da Indicium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9" meta:paragraph-count="137" meta:word-count="744" meta:character-count="4867" meta:non-whitespace-character-count="4240"/>
    <meta:generator>LibreOfficeDev/6.0.5.2$Linux_X86_64 LibreOffice_project/</meta:generator>
  </office:meta>
</office:document-meta>
</file>